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Mono" svg:font-family="'Liberation Mono'" style:font-adornments="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utiger Linotype" svg:font-family="'Frutiger Linotype'"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28cm" svg:stroke-color="#000000" draw:marker-start-width="0.242cm" draw:marker-end-width="0.242cm" draw:fill="solid" draw:fill-color="#ffffff" draw:opacity="50%" draw:opacity-name="" draw:fit-to-size="shrink-to-fit" draw:shadow="hidden"/>
    </style:style>
    <style:style style:name="gr2" style:family="graphic" style:parent-style-name="objectwithoutfill">
      <style:graphic-properties draw:opacity="50%" draw:opacity-name="" draw:textarea-vertical-align="middle" fo:min-height="1.203cm" fo:min-width="2.54cm"/>
    </style:style>
    <style:style style:name="gr3" style:family="graphic" style:parent-style-name="standard">
      <style:graphic-properties draw:stroke="none" svg:stroke-width="0.028cm" svg:stroke-color="#000000" draw:marker-start-width="0.242cm" draw:marker-end-width="0.242cm" draw:fill="none" draw:opacity="50%" draw:opacity-name="" draw:textarea-vertical-align="middle" draw:fit-to-size="shrink-to-fit" fo:min-height="2.063cm" fo:min-width="2.54cm" fo:padding-top="0.141cm" fo:padding-bottom="0.141cm" fo:padding-left="0.141cm" fo:padding-right="0.141cm"/>
    </style:style>
    <style:style style:name="gr4" style:family="graphic" style:parent-style-name="standard">
      <style:graphic-properties draw:stroke="solid" svg:stroke-width="0.028cm" svg:stroke-color="#000000" draw:marker-start="Marker_5f_0" draw:marker-start-width="0.231cm" draw:marker-end="Marker_5f_0" draw:marker-end-width="0.231cm" svg:stroke-opacity="100%" draw:stroke-linejoin="round" draw:fill="none" draw:opacity="50%" draw:opacity-name="" draw:fit-to-size="shrink-to-fit" fo:padding-top="0.139cm" fo:padding-bottom="0.139cm" fo:padding-left="0.264cm" fo:padding-right="0.264cm" draw:shadow="hidden"/>
    </style:style>
    <style:style style:name="gr5" style:family="graphic" style:parent-style-name="standard">
      <style:graphic-properties draw:stroke="none" svg:stroke-width="0.028cm" svg:stroke-color="#000000" draw:marker-start-width="0.242cm" draw:marker-end-width="0.242cm" draw:fill="none" draw:opacity="50%" draw:opacity-name="" draw:textarea-vertical-align="middle" draw:fit-to-size="shrink-to-fit" fo:min-height="0.771cm" fo:min-width="2.54cm" fo:padding-top="0.141cm" fo:padding-bottom="0.141cm" fo:padding-left="0.141cm" fo:padding-right="0.141cm"/>
    </style:style>
    <style:style style:name="gr6" style:family="graphic" style:parent-style-name="standard">
      <style:graphic-properties draw:stroke="none" svg:stroke-width="0.028cm" svg:stroke-color="#000000" draw:marker-start-width="0.242cm" draw:marker-end-width="0.242cm" draw:fill="none" draw:opacity="50%" draw:opacity-name="" draw:textarea-vertical-align="middle" draw:fit-to-size="shrink-to-fit" fo:min-height="0.34cm" fo:min-width="2.54cm" fo:padding-top="0.141cm" fo:padding-bottom="0.141cm" fo:padding-left="0.141cm" fo:padding-right="0.141cm"/>
    </style:style>
    <style:style style:name="gr7" style:family="graphic" style:parent-style-name="Role_20_Name">
      <style:graphic-properties draw:opacity="50%" draw:opacity-name="" draw:textarea-vertical-align="middle" fo:min-height="1.288cm" fo:min-width="2.54cm"/>
    </style:style>
    <style:style style:name="gr8" style:family="graphic" style:parent-style-name="Follow-ups">
      <style:graphic-properties draw:opacity="50%" draw:opacity-name="" draw:textarea-vertical-align="middle" fo:min-height="0.513cm" fo:min-width="2.54cm"/>
    </style:style>
    <style:style style:name="gr9" style:family="graphic" style:parent-style-name="Role_20_Name">
      <style:graphic-properties draw:opacity="50%" draw:opacity-name="" draw:textarea-vertical-align="middle" fo:min-height="1.218cm" fo:min-width="2.54cm"/>
    </style:style>
    <style:style style:name="gr10" style:family="graphic" style:parent-style-name="standard">
      <style:graphic-properties draw:opacity="50%" draw:opacity-name="" draw:textarea-vertical-align="middle" fo:min-height="1.741cm" fo:min-width="2.54cm"/>
    </style:style>
    <style:style style:name="gr11" style:family="graphic" style:parent-style-name="standard">
      <style:graphic-properties draw:opacity="50%" draw:opacity-name="" draw:textarea-vertical-align="middle" fo:min-height="2.355cm" fo:min-width="2.54cm"/>
    </style:style>
    <style:style style:name="gr12" style:family="graphic" style:parent-style-name="standard">
      <style:graphic-properties draw:opacity="50%" draw:opacity-name="" draw:textarea-vertical-align="middle" fo:min-height="1.127cm" fo:min-width="2.54cm"/>
    </style:style>
    <style:style style:name="gr13" style:family="graphic" style:parent-style-name="Role_20_Name">
      <style:graphic-properties draw:opacity="50%" draw:opacity-name="" draw:textarea-vertical-align="middle" fo:min-height="1.501cm" fo:min-width="2.54cm"/>
    </style:style>
    <style:style style:name="gr14" style:family="graphic" style:parent-style-name="standard">
      <style:graphic-properties draw:opacity="50%" draw:opacity-name="" draw:textarea-vertical-align="middle" fo:min-height="2.969cm" fo:min-width="2.54cm"/>
    </style:style>
    <style:style style:name="gr15" style:family="graphic" style:parent-style-name="standard">
      <style:graphic-properties draw:opacity="50%" draw:opacity-name="" draw:textarea-vertical-align="middle" fo:min-height="0.858cm" fo:min-width="2.54cm"/>
    </style:style>
    <style:style style:name="gr16" style:family="graphic" style:parent-style-name="standard">
      <style:graphic-properties draw:opacity="50%" draw:opacity-name="" draw:textarea-vertical-align="middle" fo:min-height="4.197cm" fo:min-width="2.54cm"/>
    </style:style>
    <style:style style:name="gr17" style:family="graphic" style:parent-style-name="Bullets">
      <style:graphic-properties draw:opacity="50%" draw:opacity-name="" draw:textarea-vertical-align="middle" fo:min-height="1.828cm" fo:min-width="2.54cm"/>
    </style:style>
    <style:style style:name="gr18" style:family="graphic" style:parent-style-name="Instruction_20_Box">
      <style:graphic-properties draw:opacity="50%" draw:opacity-name="" draw:textarea-vertical-align="middle" fo:min-height="1.622cm" fo:min-width="2.54cm"/>
    </style:style>
    <style:style style:name="gr19" style:family="graphic" style:parent-style-name="standard">
      <style:graphic-properties draw:opacity="50%" draw:opacity-name="" draw:textarea-vertical-align="middle" fo:min-height="7.881cm" fo:min-width="2.54cm"/>
    </style:style>
    <style:style style:name="gr20" style:family="graphic" style:parent-style-name="Bullets">
      <style:graphic-properties draw:opacity="50%" draw:opacity-name="" draw:textarea-vertical-align="middle" fo:min-height="2.858cm" fo:min-width="2.54cm"/>
    </style:style>
    <style:style style:name="gr21" style:family="graphic" style:parent-style-name="standard">
      <style:graphic-properties draw:opacity="50%" draw:opacity-name="" draw:textarea-vertical-align="middle" fo:min-height="1.591cm" fo:min-width="2.54cm"/>
    </style:style>
    <style:style style:name="gr22" style:family="graphic" style:parent-style-name="standard">
      <style:graphic-properties draw:opacity="50%" draw:opacity-name="" draw:textarea-vertical-align="middle" fo:min-height="1.44cm" fo:min-width="2.54cm"/>
    </style:style>
    <style:style style:name="gr23" style:family="graphic" style:parent-style-name="standard">
      <style:graphic-properties draw:opacity="50%" draw:opacity-name="" draw:textarea-vertical-align="middle" fo:min-height="3.583cm" fo:min-width="2.54cm"/>
    </style:style>
    <style:style style:name="gr24" style:family="graphic" style:parent-style-name="standard">
      <style:graphic-properties draw:opacity="50%" draw:opacity-name="" draw:textarea-vertical-align="middle" fo:min-height="0.753cm" fo:min-width="2.54cm"/>
    </style:style>
    <style:style style:name="gr25" style:family="graphic" style:parent-style-name="InfoBox">
      <style:graphic-properties draw:opacity="50%" draw:opacity-name="" draw:textarea-vertical-align="middle" fo:min-height="1.618cm" fo:min-width="2.54cm"/>
    </style:style>
    <style:style style:name="gr26" style:family="graphic" style:parent-style-name="Follow-ups">
      <style:graphic-properties draw:opacity="50%" draw:opacity-name="" draw:textarea-vertical-align="middle" fo:min-height="1.599cm" fo:min-width="2.54cm"/>
    </style:style>
    <style:style style:name="gr27" style:family="graphic" style:parent-style-name="standard">
      <style:graphic-properties draw:opacity="50%" draw:opacity-name="" draw:textarea-vertical-align="middle" fo:min-height="1.599cm" fo:min-width="2.54cm"/>
    </style:style>
    <style:style style:name="gr28" style:family="graphic" style:parent-style-name="InfoBox">
      <style:graphic-properties draw:opacity="50%" draw:opacity-name="" draw:textarea-vertical-align="middle" fo:min-height="4.928cm" fo:min-width="2.54cm"/>
    </style:style>
    <style:style style:name="gr29" style:family="graphic" style:parent-style-name="standard">
      <style:graphic-properties draw:opacity="50%" draw:opacity-name="" draw:textarea-vertical-align="middle" fo:min-height="1.363cm" fo:min-width="2.54cm"/>
    </style:style>
    <style:style style:name="gr30" style:family="graphic" style:parent-style-name="Instruction_20_Box">
      <style:graphic-properties draw:opacity="50%" draw:opacity-name="" draw:textarea-vertical-align="middle" fo:min-height="2.364cm" fo:min-width="2.54cm"/>
    </style:style>
    <style:style style:name="gr31" style:family="graphic" style:parent-style-name="standard">
      <style:graphic-properties draw:stroke="none" svg:stroke-width="0.028cm" svg:stroke-color="#000000" draw:marker-start-width="0.242cm" draw:marker-end-width="0.242cm" draw:fill="none" draw:opacity="50%" draw:opacity-name="" draw:textarea-vertical-align="middle" draw:fit-to-size="shrink-to-fit" fo:min-height="0.611cm" fo:min-width="2.54cm" fo:padding-top="0.071cm" fo:padding-bottom="0.071cm" fo:padding-left="0.071cm" fo:padding-right="0.071cm"/>
    </style:style>
    <style:style style:name="gr32" style:family="graphic" style:parent-style-name="standard">
      <style:graphic-properties draw:stroke="solid" svg:stroke-width="0.028cm" svg:stroke-color="#000000" draw:marker-start-width="0.242cm" draw:marker-end-width="0.242cm" svg:stroke-opacity="100%" draw:stroke-linejoin="round" draw:fill="none" draw:opacity="50%" draw:opacity-name="" draw:fit-to-size="shrink-to-fit" fo:padding-top="0.139cm" fo:padding-bottom="0.139cm" fo:padding-left="0.264cm" fo:padding-right="0.264cm" draw:shadow="hidden"/>
    </style:style>
    <style:style style:name="gr33" style:family="graphic" style:parent-style-name="Instruction_20_Box">
      <style:graphic-properties draw:opacity="50%" draw:opacity-name="" draw:textarea-vertical-align="middle" fo:min-height="5.044cm" fo:min-width="2.54cm"/>
    </style:style>
    <style:style style:name="gr34" style:family="graphic" style:parent-style-name="Instruction_20_Box">
      <style:graphic-properties draw:opacity="50%" draw:opacity-name="" draw:textarea-vertical-align="middle" fo:min-height="4.818cm" fo:min-width="2.54cm"/>
    </style:style>
    <style:style style:name="gr35" style:family="graphic" style:parent-style-name="Critical_20_Info">
      <style:graphic-properties draw:opacity="50%" draw:opacity-name="" draw:textarea-vertical-align="middle" fo:min-height="4.419cm" fo:min-width="2.54cm"/>
    </style:style>
    <style:style style:name="P1" style:family="paragraph">
      <loext:graphic-properties draw:fill="solid" draw:fill-color="#ffffff" draw:opacity="50%"/>
    </style:style>
    <style:style style:name="P2" style:family="paragraph">
      <loext:graphic-properties draw:opacity="50%"/>
    </style:style>
    <style:style style:name="P3" style:family="paragraph">
      <style:paragraph-properties fo:margin-left="0cm" fo:margin-right="0cm" fo:margin-top="0cm" fo:margin-bottom="0cm" fo:line-height="120%" fo:text-align="center" fo:text-indent="0cm"/>
    </style:style>
    <style:style style:name="P4" style:family="paragraph">
      <loext:graphic-properties draw:fill="none" draw:opacity="50%"/>
      <style:paragraph-properties fo:margin-left="0cm" fo:margin-right="0cm" fo:margin-top="0cm" fo:margin-bottom="0cm" fo:line-height="120%" fo:text-align="center" fo:text-indent="0cm"/>
    </style:style>
    <style:style style:name="P5" style:family="paragraph">
      <loext:graphic-properties draw:fill="none" draw:opacity="50%"/>
    </style:style>
    <style:style style:name="P6" style:family="paragraph">
      <style:paragraph-properties fo:line-height="120%" fo:text-align="center"/>
      <style:text-properties style:font-name="Frutiger Linotype" fo:font-size="12pt" style:font-size-asian="18pt" style:font-size-complex="18pt"/>
    </style:style>
    <style:style style:name="P7" style:family="paragraph">
      <style:paragraph-properties fo:margin-left="0cm" fo:margin-right="0cm" fo:margin-top="0cm" fo:margin-bottom="0cm" fo:line-height="120%" fo:text-align="center" fo:text-indent="0cm"/>
      <style:text-properties style:font-name="Frutiger Linotype" fo:font-size="12pt" style:font-size-asian="18pt" style:font-size-complex="18pt"/>
    </style:style>
    <style:style style:name="P8" style:family="paragraph">
      <style:paragraph-properties fo:margin-left="0.25cm" fo:margin-right="0cm" fo:margin-top="0cm" fo:margin-bottom="0cm" fo:line-height="120%" fo:text-align="start" fo:text-indent="0cm">
        <style:tab-stops/>
      </style:paragraph-properties>
    </style:style>
    <style:style style:name="P9" style:family="paragraph">
      <loext:graphic-properties draw:opacity="50%"/>
      <style:paragraph-properties fo:margin-left="0.25cm" fo:margin-right="0cm" fo:text-indent="0cm">
        <style:tab-stops/>
      </style:paragraph-properties>
    </style:style>
    <style:style style:name="P10" style:family="paragraph">
      <style:text-properties fo:font-weight="bold" style:font-weight-asian="bold" style:font-weight-complex="bold"/>
    </style:style>
    <style:style style:name="P11" style:family="paragraph">
      <loext:graphic-properties draw:opacity="50%"/>
      <style:text-properties fo:font-weight="bold" style:font-weight-asian="bold" style:font-weight-complex="bold"/>
    </style:style>
    <style:style style:name="P12" style:family="paragraph">
      <style:paragraph-properties fo:margin-left="0cm" fo:margin-right="0cm" fo:margin-top="0cm" fo:margin-bottom="0cm" fo:line-height="120%" fo:text-align="start" fo:text-indent="0cm"/>
    </style:style>
    <style:style style:name="P13" style:family="paragraph">
      <style:paragraph-properties fo:margin-left="0cm" fo:margin-right="0cm" fo:margin-top="0cm" fo:margin-bottom="0cm" fo:line-height="120%" fo:text-align="center" fo:text-indent="0cm"/>
      <style:text-properties fo:font-weight="normal" style:font-weight-asian="normal" style:font-weight-complex="normal"/>
    </style:style>
    <style:style style:name="T1"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2" style:family="text">
      <style:text-properties fo:color="#000000" style:font-name="Calibri1" fo:font-size="48pt" style:font-name-asian="Calibri1" style:font-size-asian="48pt" style:font-name-complex="Calibri1" style:font-size-complex="48pt"/>
    </style:style>
    <style:style style:name="T3"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4"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5" style:family="text">
      <style:text-properties fo:color="#000000" style:font-name="Calibri1" fo:font-size="30pt" style:font-name-asian="Calibri1" style:font-size-asian="30pt" style:font-name-complex="Calibri1" style:font-size-complex="30pt"/>
    </style:style>
    <style:style style:name="T6" style:family="text">
      <style:text-properties fo:color="#000000" style:font-name="Calibri1" style:font-name-asian="Calibri1" style:font-size-asian="22pt" style:font-name-complex="Calibri1" style:font-size-complex="22pt"/>
    </style:style>
    <style:style style:name="T7" style:family="text">
      <style:text-properties fo:color="#000000" style:font-name="Calibri1" fo:font-size="22pt" style:font-name-asian="Calibri1" style:font-size-asian="22pt" style:font-name-complex="Calibri1" style:font-size-complex="22pt"/>
    </style:style>
    <style:style style:name="T8" style:family="text">
      <style:text-properties fo:color="#000000" style:font-name="Calibri1" style:font-name-asian="Calibri1" style:font-size-asian="30pt" style:font-name-complex="Calibri1" style:font-size-complex="30pt"/>
    </style:style>
    <style:style style:name="T9" style:family="text">
      <style:text-properties fo:color="#000000" style:font-name="Calibri1" style:font-name-asian="Calibri1" style:font-size-asian="16pt" style:font-name-complex="Calibri1" style:font-size-complex="16pt"/>
    </style:style>
    <style:style style:name="T10" style:family="text">
      <style:text-properties fo:color="#000000" style:font-name="Calibri1" style:font-name-asian="Calibri1" style:font-size-asian="18pt" style:font-name-complex="Calibri1" style:font-size-complex="18pt"/>
    </style:style>
    <style:style style:name="T11" style:family="text">
      <style:text-properties fo:color="#000000" style:font-name="Calibri1" fo:font-size="12pt" style:font-name-asian="Calibri1" style:font-size-asian="12pt" style:font-name-complex="Calibri1" style:font-size-complex="12pt"/>
    </style:style>
    <style:style style:name="T12" style:family="text">
      <style:text-properties style:font-name="Calibri1" fo:font-size="14pt" fo:font-weight="bold" style:font-name-asian="Calibri1" style:font-size-asian="14pt" style:font-weight-asian="bold" style:font-name-complex="Calibri1" style:font-size-complex="14pt" style:font-weight-complex="bold"/>
    </style:style>
    <style:style style:name="T13" style:family="text">
      <style:text-properties fo:color="#000000" style:font-name="Calibri1" style:font-name-asian="Calibri1" style:font-size-asian="24pt" style:font-name-complex="Calibri1" style:font-size-complex="24pt"/>
    </style:style>
    <style:style style:name="T14" style:family="text">
      <style:text-properties fo:color="#000000" style:font-name="Calibri1" fo:font-size="24pt" style:font-name-asian="Calibri1" style:font-size-asian="24pt" style:font-name-complex="Calibri1" style:font-size-complex="24pt"/>
    </style:style>
    <style:style style:name="T15" style:family="text">
      <style:text-properties fo:font-weight="bold" style:font-weight-asian="bold" style:font-weight-complex="bold"/>
    </style:style>
    <style:style style:name="T16" style:family="text">
      <style:text-properties style:font-name="Calibri1" fo:font-weight="bold" style:font-name-asian="Calibri1" style:font-size-asian="14pt" style:font-weight-asian="bold" style:font-name-complex="Calibri1" style:font-size-complex="14pt" style:font-weight-complex="bold"/>
    </style:style>
    <style:style style:name="T17" style:family="text">
      <style:text-properties fo:color="#000000" style:font-name="Calibri1" style:font-name-asian="Calibri1" style:font-size-asian="20pt" style:font-name-complex="Calibri1" style:font-size-complex="20pt"/>
    </style:style>
    <style:style style:name="T18" style:family="text">
      <style:text-properties fo:color="#000000" style:font-name="Calibri1" fo:font-size="20pt" style:font-name-asian="Calibri1" style:font-size-asian="20pt" style:font-name-complex="Calibri1" style:font-size-complex="20pt"/>
    </style:style>
    <style:style style:name="T19"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20" style:family="text">
      <style:text-properties style:font-name="Calibri1" fo:font-weight="bold" style:font-name-asian="Calibri1" style:font-size-asian="16pt" style:font-style-asian="italic" style:font-weight-asian="bold" style:font-name-complex="Calibri1" style:font-size-complex="16pt" style:font-style-complex="italic" style:font-weight-complex="bold"/>
    </style:style>
    <style:style style:name="T21" style:family="text">
      <style:text-properties fo:color="#c00000" style:font-name="Calibri1" fo:font-size="16pt" fo:font-style="italic" fo:font-weight="bold" style:font-name-asian="Calibri1" style:font-size-asian="16pt" style:font-style-asian="italic" style:font-weight-asian="bold" style:font-name-complex="Calibri1" style:font-size-complex="16pt" style:font-style-complex="italic" style:font-weight-complex="bold"/>
    </style:style>
    <style:style style:name="T22" style:family="text">
      <style:text-properties style:font-name="Calibri1" fo:font-size="14pt" style:text-underline-style="none" fo:font-weight="bold" style:font-name-asian="Calibri1" style:font-size-asian="14pt" style:font-weight-asian="bold" style:font-name-complex="Calibri1" style:font-size-complex="14pt" style:font-weight-complex="bold"/>
    </style:style>
    <style:style style:name="T23"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24" style:family="text">
      <style:text-properties fo:color="#4e66b2" style:font-name="Calibri1" fo:font-size="14pt" style:text-underline-style="none" fo:font-weight="bold" style:font-name-asian="Calibri1" style:font-size-asian="14pt" style:font-weight-asian="bold" style:font-name-complex="Calibri1" style:font-size-complex="14pt" style:font-weight-complex="bold"/>
    </style:style>
    <style:style style:name="T25" style:family="text">
      <style:text-properties fo:font-weight="bold" style:font-name-asian="Calibri1" style:font-weight-asian="bold" style:font-name-complex="Calibri1"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polygon draw:style-name="gr1" draw:text-style-name="P1" draw:layer="layout" svg:width="28.35cm" svg:height="0.5cm" svg:x="0.475cm" svg:y="1.365cm" svg:viewBox="0 0 28351 501" draw:points="0,501 28351,501 28351,0 0,0">
          <text:p/>
        </draw:polygon>
        <draw:frame draw:style-name="gr2" draw:text-style-name="P2" draw:layer="layout" svg:width="28.35cm" svg:height="1.485cm" svg:x="0.475cm" svg:y="0.973cm">
          <draw:text-box>
            <text:p><text:span text:style-name="T1">Adverse Weather</text:span></text:p>
          </draw:text-box>
        </draw:frame>
        <draw:polygon draw:style-name="gr1" draw:text-style-name="P1" draw:layer="layout" svg:width="0.5cm" svg:height="1cm" svg:x="0.315cm" svg:y="2.82cm" svg:viewBox="0 0 501 1001" draw:points="0,1001 501,1001 501,0 0,0">
          <text:p/>
        </draw:polygon>
        <draw:frame draw:style-name="gr3" draw:text-style-name="P4" draw:layer="layout" svg:width="0.5cm" svg:height="2.345cm" svg:x="0.315cm" svg:y="2.148cm">
          <draw:text-box>
            <text:p text:style-name="P3"><text:span text:style-name="T2">1</text:span></text:p>
          </draw:text-box>
        </draw:frame>
        <draw:line draw:style-name="gr4" draw:text-style-name="P5" draw:layer="layout" svg:x1="1.865cm" svg:y1="3.321cm" svg:x2="28.826cm" svg:y2="3.295cm">
          <text:p/>
        </draw:line>
        <draw:frame draw:style-name="gr5" draw:text-style-name="P4" draw:layer="layout" svg:width="5.332cm" svg:height="1.053cm" svg:x="12.679cm" svg:y="2.781cm">
          <draw:text-box>
            <text:p text:style-name="P3"><text:span text:style-name="T3">Immediate actions</text:span></text:p>
          </draw:text-box>
        </draw:frame>
        <draw:polygon draw:style-name="gr1" draw:text-style-name="P1" draw:layer="layout" svg:width="5cm" svg:height="0.5cm" svg:x="23.825cm" svg:y="40.735cm" svg:viewBox="0 0 5001 501" draw:points="0,501 5001,501 5001,0 0,0">
          <text:p/>
        </draw:polygon>
        <draw:frame draw:style-name="gr6" draw:text-style-name="P4" draw:layer="layout" svg:width="5cm" svg:height="0.622cm" svg:x="23.825cm" svg:y="40.674cm">
          <draw:text-box>
            <text:p text:style-name="P3"><text:span text:style-name="T4">Adverse Weather</text:span></text:p>
          </draw:text-box>
        </draw:frame>
        <draw:polygon draw:style-name="gr1" draw:text-style-name="P1" draw:layer="layout" svg:width="0.5cm" svg:height="1cm" svg:x="0.325cm" svg:y="40.745cm" svg:viewBox="0 0 501 1001" draw:points="0,1001 501,1001 501,0 0,0">
          <text:p/>
        </draw:polygon>
        <draw:frame draw:style-name="gr3" draw:text-style-name="P4" draw:layer="layout" svg:width="0.5cm" svg:height="2.345cm" svg:x="0.325cm" svg:y="40.073cm">
          <draw:text-box>
            <text:p text:style-name="P3"><text:span text:style-name="T2">3</text:span></text:p>
          </draw:text-box>
        </draw:frame>
        <draw:line draw:style-name="gr4" draw:text-style-name="P5" draw:layer="layout" svg:x1="1.875cm" svg:y1="41.246cm" svg:x2="28.836cm" svg:y2="41.22cm">
          <text:p/>
        </draw:line>
        <draw:frame draw:style-name="gr5" draw:text-style-name="P4" draw:layer="layout" svg:width="5.967cm" svg:height="1.053cm" svg:x="12.372cm" svg:y="40.706cm">
          <draw:text-box>
            <text:p text:style-name="P3"><text:span text:style-name="T3">Roles at Incident Site</text:span></text:p>
          </draw:text-box>
        </draw:frame>
        <draw:frame draw:style-name="gr7" draw:text-style-name="P2" draw:layer="layout" svg:width="3.745cm" svg:height="1.57cm" svg:x="1.325cm" svg:y="41.86cm">
          <draw:text-box>
            <text:p><text:span text:style-name="T5">MSL</text:span></text:p>
          </draw:text-box>
        </draw:frame>
        <draw:frame draw:style-name="gr7" draw:text-style-name="P2" draw:layer="layout" svg:width="5.679cm" svg:height="1.57cm" svg:x="5.882cm" svg:y="41.86cm">
          <draw:text-box>
            <text:p><text:span text:style-name="T5">NOMAD</text:span></text:p>
          </draw:text-box>
        </draw:frame>
        <draw:frame draw:style-name="gr8" draw:text-style-name="P2" draw:layer="layout" svg:width="5.923cm" svg:height="0.655cm" svg:x="5.882cm" svg:y="43.968cm">
          <draw:text-box>
            <text:p>Lightning</text:p>
          </draw:text-box>
        </draw:frame>
        <draw:frame draw:style-name="gr8" draw:text-style-name="P2" draw:layer="layout" svg:width="5.963cm" svg:height="0.655cm" svg:x="5.725cm" svg:y="55.965cm">
          <draw:text-box>
            <text:p>Fire: follow fire protocol</text:p>
          </draw:text-box>
        </draw:frame>
        <draw:frame draw:style-name="gr8" draw:text-style-name="P2" draw:layer="layout" svg:width="5.9cm" svg:height="0.655cm" svg:x="5.8cm" svg:y="51.545cm">
          <draw:text-box>
            <text:p>Flooding</text:p>
          </draw:text-box>
        </draw:frame>
        <draw:frame draw:style-name="gr9" draw:text-style-name="P2" draw:layer="layout" svg:width="4.028cm" svg:height="1.5cm" svg:x="12.052cm" svg:y="41.895cm">
          <draw:text-box>
            <text:p><text:span text:style-name="T6">MEDTEAM</text:span></text:p>
          </draw:text-box>
        </draw:frame>
        <draw:frame draw:style-name="gr10" draw:text-style-name="P2" draw:layer="layout" svg:width="3.245cm" svg:height="1.883cm" svg:x="12.455cm" svg:y="44.017cm">
          <draw:text-box>
            <text:p text:style-name="P3">Triage and treatment of injured</text:p>
          </draw:text-box>
        </draw:frame>
        <draw:frame draw:style-name="gr10" draw:text-style-name="P2" draw:layer="layout" svg:width="3.245cm" svg:height="1.546cm" svg:x="12.443cm" svg:y="46.354cm">
          <draw:text-box>
            <text:p text:style-name="P3">Coordinate evacuations with MSL</text:p>
          </draw:text-box>
        </draw:frame>
        <draw:frame draw:style-name="gr9" draw:text-style-name="P2" draw:layer="layout" svg:width="2.583cm" svg:height="1.5cm" svg:x="16.442cm" svg:y="41.895cm">
          <draw:text-box>
            <text:p><text:span text:style-name="T7">INTR</text:span></text:p>
          </draw:text-box>
        </draw:frame>
        <draw:frame draw:style-name="gr11" draw:text-style-name="P2" draw:layer="layout" svg:width="2.421cm" svg:height="2.597cm" svg:x="16.5cm" svg:y="44cm">
          <draw:text-box>
            <text:p text:style-name="P3">Exclusively under direction of MSL</text:p>
          </draw:text-box>
        </draw:frame>
        <draw:polygon draw:style-name="gr1" draw:text-style-name="P1" draw:layer="layout" svg:width="5cm" svg:height="0.5cm" svg:x="23.815cm" svg:y="60.39cm" svg:viewBox="0 0 5001 501" draw:points="0,501 5001,501 5001,0 0,0">
          <text:p/>
        </draw:polygon>
        <draw:frame draw:style-name="gr6" draw:text-style-name="P4" draw:layer="layout" svg:width="5cm" svg:height="0.622cm" svg:x="23.815cm" svg:y="60.329cm">
          <draw:text-box>
            <text:p text:style-name="P3"><text:span text:style-name="T4">Adverse Weather</text:span></text:p>
          </draw:text-box>
        </draw:frame>
        <draw:polygon draw:style-name="gr1" draw:text-style-name="P1" draw:layer="layout" svg:width="0.5cm" svg:height="1cm" svg:x="0.315cm" svg:y="60.4cm" svg:viewBox="0 0 501 1001" draw:points="0,1001 501,1001 501,0 0,0">
          <text:p/>
        </draw:polygon>
        <draw:frame draw:style-name="gr3" draw:text-style-name="P4" draw:layer="layout" svg:width="0.5cm" svg:height="2.345cm" svg:x="0.315cm" svg:y="59.728cm">
          <draw:text-box>
            <text:p text:style-name="P3"><text:span text:style-name="T2">4</text:span></text:p>
          </draw:text-box>
        </draw:frame>
        <draw:line draw:style-name="gr4" draw:text-style-name="P5" draw:layer="layout" svg:x1="1.865cm" svg:y1="60.901cm" svg:x2="28.826cm" svg:y2="60.875cm">
          <text:p/>
        </draw:line>
        <draw:frame draw:style-name="gr5" draw:text-style-name="P4" draw:layer="layout" svg:width="3.264cm" svg:height="1.053cm" svg:x="13.713cm" svg:y="60.361cm">
          <draw:text-box>
            <text:p text:style-name="P3"><text:span text:style-name="T3">Post-Event</text:span></text:p>
          </draw:text-box>
        </draw:frame>
        <draw:frame draw:style-name="gr7" draw:text-style-name="P2" draw:layer="layout" svg:width="3.63cm" svg:height="1.57cm" svg:x="1.325cm" svg:y="3.86cm">
          <draw:text-box>
            <text:p><text:span text:style-name="T8">MSL</text:span></text:p>
          </draw:text-box>
        </draw:frame>
        <draw:frame draw:style-name="gr12" draw:text-style-name="P2" draw:layer="layout" svg:width="3.63cm" svg:height="1.137cm" svg:x="1.3cm" svg:y="5.963cm">
          <draw:text-box>
            <text:p text:style-name="P3">Declare "Radio Priority" </text:p>
          </draw:text-box>
        </draw:frame>
        <draw:frame draw:style-name="gr11" draw:text-style-name="P2" draw:layer="layout" svg:width="3.5cm" svg:height="2.55cm" svg:x="1.3cm" svg:y="7.4cm">
          <draw:text-box>
            <text:p text:style-name="P6">All personnel with radios switch to earpieces until incident is over</text:p>
          </draw:text-box>
        </draw:frame>
        <draw:frame draw:style-name="gr7" draw:text-style-name="P2" draw:layer="layout" svg:width="3.63cm" svg:height="1.57cm" svg:x="5.499cm" svg:y="3.862cm">
          <draw:text-box>
            <text:p><text:span text:style-name="T8">GATE </text:span></text:p>
          </draw:text-box>
        </draw:frame>
        <draw:frame draw:style-name="gr7" draw:text-style-name="P2" draw:layer="layout" svg:width="3.63cm" svg:height="1.57cm" svg:x="9.673cm" svg:y="3.862cm">
          <draw:text-box>
            <text:p><text:span text:style-name="T8">SL</text:span></text:p>
          </draw:text-box>
        </draw:frame>
        <draw:frame draw:style-name="gr12" draw:text-style-name="P2" draw:layer="layout" svg:width="3.63cm" svg:height="1.269cm" svg:x="9.657cm" svg:y="5.961cm">
          <draw:text-box>
            <text:p text:style-name="P7">Make way to Malfare cabin.</text:p>
          </draw:text-box>
        </draw:frame>
        <draw:frame draw:style-name="gr13" draw:text-style-name="P2" draw:layer="layout" svg:width="3.63cm" svg:height="1.783cm" svg:x="18.021cm" svg:y="3.755cm">
          <draw:text-box>
            <text:p><text:span text:style-name="T9">Welfare Enough</text:span></text:p>
          </draw:text-box>
        </draw:frame>
        <draw:frame draw:style-name="gr7" draw:text-style-name="P2" draw:layer="layout" svg:width="3.63cm" svg:height="1.57cm" svg:x="22.195cm" svg:y="3.862cm">
          <draw:text-box>
            <text:p><text:span text:style-name="T10">Welfæries</text:span></text:p>
          </draw:text-box>
        </draw:frame>
        <draw:frame draw:style-name="gr14" draw:text-style-name="P2" draw:layer="layout" svg:width="3.63cm" svg:height="3.111cm" svg:x="22.195cm" svg:y="5.991cm">
          <draw:text-box>
            <text:p text:style-name="P3">Prepare Welfare Enough to receive participants <text:s/>In need of non-medical care.</text:p>
          </draw:text-box>
        </draw:frame>
        <draw:frame draw:style-name="gr14" draw:text-style-name="P2" draw:layer="layout" svg:width="3.515cm" svg:height="2.21cm" svg:x="1.285cm" svg:y="10.29cm">
          <draw:text-box>
            <text:p text:style-name="P7">MSL directs all radio communications for duration of event</text:p>
          </draw:text-box>
        </draw:frame>
        <draw:polygon draw:style-name="gr1" draw:text-style-name="P1" draw:layer="layout" svg:width="0.5cm" svg:height="1cm" svg:x="0.3cm" svg:y="20.955cm" svg:viewBox="0 0 501 1001" draw:points="0,1001 501,1001 501,0 0,0">
          <text:p/>
        </draw:polygon>
        <draw:frame draw:style-name="gr3" draw:text-style-name="P4" draw:layer="layout" svg:width="0.5cm" svg:height="2.345cm" svg:x="0.3cm" svg:y="20.283cm">
          <draw:text-box>
            <text:p text:style-name="P3"><text:span text:style-name="T2">2</text:span></text:p>
          </draw:text-box>
        </draw:frame>
        <draw:line draw:style-name="gr4" draw:text-style-name="P5" draw:layer="layout" svg:x1="1.85cm" svg:y1="21.456cm" svg:x2="28.811cm" svg:y2="21.43cm">
          <text:p/>
        </draw:line>
        <draw:frame draw:style-name="gr5" draw:text-style-name="P4" draw:layer="layout" svg:width="5.129cm" svg:height="1.053cm" svg:x="12.765cm" svg:y="20.916cm">
          <draw:text-box>
            <text:p text:style-name="P3"><text:span text:style-name="T3">Get Into Positions</text:span></text:p>
          </draw:text-box>
        </draw:frame>
        <draw:frame draw:style-name="gr7" draw:text-style-name="P2" draw:layer="layout" svg:width="4cm" svg:height="1.57cm" svg:x="1.71cm" svg:y="21.99cm">
          <draw:text-box>
            <text:p><text:span text:style-name="T8">MSL</text:span></text:p>
          </draw:text-box>
        </draw:frame>
        <draw:frame draw:style-name="gr7" draw:text-style-name="P2" draw:layer="layout" svg:width="4.965cm" svg:height="1.57cm" svg:x="6.442cm" svg:y="21.99cm">
          <draw:text-box>
            <text:p><text:span text:style-name="T8">MEDTEAM</text:span></text:p>
          </draw:text-box>
        </draw:frame>
        <draw:frame draw:style-name="gr7" draw:text-style-name="P2" draw:layer="layout" svg:width="3.285cm" svg:height="1.57cm" svg:x="12.025cm" svg:y="21.99cm">
          <draw:text-box>
            <text:p><text:span text:style-name="T8">INTR</text:span></text:p>
          </draw:text-box>
        </draw:frame>
        <draw:frame draw:style-name="gr15" draw:text-style-name="P2" draw:layer="layout" svg:width="4.29cm" svg:height="1cm" svg:x="1.71cm" svg:y="24.017cm">
          <draw:text-box>
            <text:p text:style-name="P3">Move to incident site</text:p>
          </draw:text-box>
        </draw:frame>
        <draw:frame draw:style-name="gr11" draw:text-style-name="P2" draw:layer="layout" svg:width="4.125cm" svg:height="1.788cm" svg:x="1.775cm" svg:y="25.412cm">
          <draw:text-box>
            <text:p text:style-name="P3">Receive update from NM at incident site (en-route via radio)</text:p>
          </draw:text-box>
        </draw:frame>
        <draw:polygon draw:style-name="gr1" draw:text-style-name="P1" draw:layer="layout" svg:width="5cm" svg:height="0.5cm" svg:x="23.89cm" svg:y="20.895cm" svg:viewBox="0 0 5001 501" draw:points="0,501 5001,501 5001,0 0,0">
          <text:p/>
        </draw:polygon>
        <draw:frame draw:style-name="gr6" draw:text-style-name="P4" draw:layer="layout" svg:width="5cm" svg:height="0.622cm" svg:x="23.89cm" svg:y="20.834cm">
          <draw:text-box>
            <text:p text:style-name="P3"><text:span text:style-name="T4">Adverse Weather</text:span></text:p>
          </draw:text-box>
        </draw:frame>
        <draw:frame draw:style-name="gr12" draw:text-style-name="P2" draw:layer="layout" svg:width="4.089cm" svg:height="1.269cm" svg:x="1.711cm" svg:y="27.568cm">
          <draw:text-box>
            <text:p text:style-name="P3">Direct NMs to positions as needed</text:p>
          </draw:text-box>
        </draw:frame>
        <draw:frame draw:style-name="gr10" draw:text-style-name="P2" draw:layer="layout" svg:width="4cm" svg:height="1.883cm" svg:x="6.925cm" svg:y="24.014cm">
          <draw:text-box>
            <text:p text:style-name="P3">Move with MSL to incident site as needed</text:p>
          </draw:text-box>
        </draw:frame>
        <draw:frame draw:style-name="gr15" draw:text-style-name="P2" draw:layer="layout" svg:width="2.943cm" svg:height="1cm" svg:x="12.196cm" svg:y="24.017cm">
          <draw:text-box>
            <text:p text:style-name="P3">With MSL</text:p>
          </draw:text-box>
        </draw:frame>
        <draw:frame draw:style-name="gr9" draw:text-style-name="P2" draw:layer="layout" svg:width="3.63cm" svg:height="1.5cm" svg:x="13.847cm" svg:y="3.897cm">
          <draw:text-box>
            <text:p><text:span text:style-name="T6">NOMAD</text:span></text:p>
          </draw:text-box>
        </draw:frame>
        <draw:frame draw:style-name="gr11" draw:text-style-name="P2" draw:layer="layout" svg:width="3.63cm" svg:height="2.497cm" svg:x="18.037cm" svg:y="5.997cm">
          <draw:text-box>
            <text:p text:style-name="P3">Instruct Welfaeries to prep Welfare Enough for incident response</text:p>
          </draw:text-box>
        </draw:frame>
        <draw:frame draw:style-name="gr10" draw:text-style-name="P2" draw:layer="layout" svg:width="3.63cm" svg:height="1.883cm" svg:x="18.037cm" svg:y="9.035cm">
          <draw:text-box>
            <text:p text:style-name="P7">Take up position outside of Welfare Centre</text:p>
          </draw:text-box>
        </draw:frame>
        <draw:frame draw:style-name="gr7" draw:text-style-name="P2" draw:layer="layout" svg:width="2.895cm" svg:height="1.57cm" svg:x="21.93cm" svg:y="21.99cm">
          <draw:text-box>
            <text:p><text:span text:style-name="T8">SL</text:span></text:p>
          </draw:text-box>
        </draw:frame>
        <draw:frame draw:style-name="gr16" draw:text-style-name="P2" draw:layer="layout" svg:width="2.895cm" svg:height="3.313cm" svg:x="22.03cm" svg:y="24.087cm">
          <draw:text-box>
            <text:p text:style-name="P3">If FD has been called, move to gate to meet them, otherwise remain at Malfare</text:p>
          </draw:text-box>
        </draw:frame>
        <draw:frame draw:style-name="gr14" draw:text-style-name="P2" draw:layer="layout" svg:width="3.745cm" svg:height="2.051cm" svg:x="0.955cm" svg:y="49.549cm">
          <draw:text-box>
            <text:p text:style-name="P3">Coordinate dissemination of information to general population with SL</text:p>
          </draw:text-box>
        </draw:frame>
        <draw:frame draw:style-name="gr17" draw:text-style-name="P2" draw:layer="layout" svg:width="5.9cm" svg:height="1.97cm" svg:x="5.7cm" svg:y="56.93cm">
          <draw:text-box>
            <text:p><text:span text:style-name="T11">For all other adverse weather - heat wave, high winds, etc. - follow MSL instructions</text:span></text:p>
          </draw:text-box>
        </draw:frame>
        <draw:frame draw:style-name="gr18" draw:text-style-name="P2" draw:layer="layout" svg:width="13.422cm" svg:height="1.904cm" svg:x="15.978cm" svg:y="55.871cm">
          <draw:text-box>
            <text:p><text:span text:style-name="T12">NOTE:</text:span><text:span text:style-name="T12"><text:line-break/></text:span><text:span text:style-name="T12">Everyone will cooperate fully with fire department at all times.</text:span></text:p>
          </draw:text-box>
        </draw:frame>
        <draw:frame draw:style-name="gr12" draw:text-style-name="P2" draw:layer="layout" svg:width="3.63cm" svg:height="1.554cm" svg:x="9.6cm" svg:y="7.7cm">
          <draw:text-box>
            <text:p text:style-name="P7">SL contacts Fire Dept (FD) if needed</text:p>
          </draw:text-box>
        </draw:frame>
        <draw:frame draw:style-name="gr19" draw:text-style-name="P9" draw:layer="layout" svg:width="5.837cm" svg:height="6.335cm" svg:x="5.863cm" svg:y="44.765cm">
          <draw:text-box>
            <text:list text:style-name="L1">
              <text:list-item>
                <text:p text:style-name="P8">Cordon off <text:s/>area and keep people away.</text:p>
              </text:list-item>
              <text:list-item>
                <text:p text:style-name="P8">If someone had been hit by lightning: medical takes lead! Do not touch or approach the individual. Only Red Cross treats.</text:p>
              </text:list-item>
              <text:list-item>
                <text:p text:style-name="P8">If someone is trapped in a car or other electricity conducting structure that has been hit by lightning, DO NOT APPROACH or try to get them out. Wait for Fire Department</text:p>
              </text:list-item>
            </text:list>
          </draw:text-box>
        </draw:frame>
        <draw:frame draw:style-name="gr20" draw:text-style-name="P2" draw:layer="layout" svg:width="5.862cm" svg:height="3cm" svg:x="5.738cm" svg:y="52.5cm">
          <draw:text-box>
            <text:list text:style-name="L1">
              <text:list-item>
                <text:p>Evacuate the area (without risking yourselves!)</text:p>
              </text:list-item>
              <text:list-item>
                <text:p>Cordon off area and keep people away</text:p>
              </text:list-item>
              <text:list-item>
                <text:p>Help disseminate information to participants per instructions from MSL</text:p>
              </text:list-item>
            </text:list>
          </draw:text-box>
        </draw:frame>
        <draw:frame draw:style-name="gr11" draw:text-style-name="P2" draw:layer="layout" svg:width="3.63cm" svg:height="2.497cm" svg:x="14.029cm" svg:y="5.947cm">
          <draw:text-box>
            <text:p text:style-name="P7">If a NM is already at the incident site, begin onsite role per step 3</text:p>
          </draw:text-box>
        </draw:frame>
        <draw:frame draw:style-name="gr11" draw:text-style-name="P2" draw:layer="layout" svg:width="3.63cm" svg:height="2.55cm" svg:x="14cm" svg:y="8.95cm">
          <draw:text-box>
            <text:p text:style-name="P7">All other NMs stand by and await orders from MSL per "Radio Priority" </text:p>
          </draw:text-box>
        </draw:frame>
        <draw:frame draw:style-name="gr14" draw:text-style-name="P2" draw:layer="layout" svg:width="3.5cm" svg:height="2.31cm" svg:x="18.15cm" svg:y="11.49cm">
          <draw:text-box>
            <text:p text:style-name="P7">Oversee Malfare complex for duration of the emergency/incident/event</text:p>
          </draw:text-box>
        </draw:frame>
        <draw:frame draw:style-name="gr10" draw:text-style-name="P2" draw:layer="layout" svg:width="4cm" svg:height="1.883cm" svg:x="1.711cm" svg:y="29.304cm">
          <draw:text-box>
            <text:p text:style-name="P3">Direct NMs to maintain regular patrol as needed.</text:p>
          </draw:text-box>
        </draw:frame>
        <draw:frame draw:style-name="gr7" draw:text-style-name="P2" draw:layer="layout" svg:width="4.965cm" svg:height="1.57cm" svg:x="16.142cm" svg:y="21.998cm">
          <draw:text-box>
            <text:p><text:span text:style-name="T8">NOMAD</text:span></text:p>
          </draw:text-box>
        </draw:frame>
        <draw:frame draw:style-name="gr21" draw:text-style-name="P2" draw:layer="layout" svg:width="4cm" svg:height="1.733cm" svg:x="16.725cm" svg:y="24.025cm">
          <draw:text-box>
            <text:p text:style-name="P3">As per instructions from MSL</text:p>
          </draw:text-box>
        </draw:frame>
        <draw:frame draw:style-name="gr9" draw:text-style-name="P2" draw:layer="layout" svg:width="2.835cm" svg:height="1.5cm" svg:x="26.255cm" svg:y="3.895cm">
          <draw:text-box>
            <text:p><text:span text:style-name="T13">DRIVER</text:span></text:p>
          </draw:text-box>
        </draw:frame>
        <draw:frame draw:style-name="gr11" draw:text-style-name="P2" draw:layer="layout" svg:width="2.7cm" svg:height="2.497cm" svg:x="26.29cm" svg:y="5.948cm">
          <draw:text-box>
            <text:p text:style-name="P7">Moves to Malfare to await instruction</text:p>
          </draw:text-box>
        </draw:frame>
        <draw:frame draw:style-name="gr9" draw:text-style-name="P2" draw:layer="layout" svg:width="2.737cm" svg:height="1.5cm" svg:x="25.588cm" svg:y="21.995cm">
          <draw:text-box>
            <text:p><text:span text:style-name="T10">DRIVER</text:span></text:p>
          </draw:text-box>
        </draw:frame>
        <draw:frame draw:style-name="gr22" draw:text-style-name="P2" draw:layer="layout" svg:width="2.737cm" svg:height="1.582cm" svg:x="25.688cm" svg:y="23.983cm">
          <draw:text-box>
            <text:p text:style-name="P3">Wait at Malfare </text:p>
          </draw:text-box>
        </draw:frame>
        <draw:frame draw:style-name="gr22" draw:text-style-name="P2" draw:layer="layout" svg:width="2.737cm" svg:height="1.582cm" svg:x="25.688cm" svg:y="26.052cm">
          <draw:text-box>
            <text:p>Prep Grab Bag and Car</text:p>
          </draw:text-box>
        </draw:frame>
        <draw:frame draw:style-name="gr10" draw:text-style-name="P2" draw:layer="layout" svg:width="3.745cm" svg:height="1.5cm" svg:x="1.1cm" svg:y="43.8cm">
          <draw:text-box>
            <text:p text:style-name="P3">Oversee and give directions to NMs and INTR </text:p>
          </draw:text-box>
        </draw:frame>
        <draw:frame draw:style-name="gr10" draw:text-style-name="P2" draw:layer="layout" svg:width="3.745cm" svg:height="1.883cm" svg:x="0.955cm" svg:y="47.4cm">
          <draw:text-box>
            <text:p text:style-name="P3">Keep record of all involved &amp; who was evacuated to where</text:p>
          </draw:text-box>
        </draw:frame>
        <draw:frame draw:style-name="gr10" draw:text-style-name="P2" draw:layer="layout" svg:width="3.745cm" svg:height="1.5cm" svg:x="1.1cm" svg:y="45.6cm">
          <draw:text-box>
            <text:p text:style-name="P3">Coordinate with MEDTEAM, if relevant</text:p>
          </draw:text-box>
        </draw:frame>
        <draw:frame draw:style-name="gr14" draw:text-style-name="P2" draw:layer="layout" svg:width="3.745cm" svg:height="2.123cm" svg:x="0.855cm" svg:y="53.5cm">
          <draw:text-box>
            <text:p text:style-name="P3">Coordinate with SL to make all non-medical, non-fire decisions related to the event</text:p>
          </draw:text-box>
        </draw:frame>
        <draw:frame draw:style-name="gr23" draw:text-style-name="P2" draw:layer="layout" svg:width="3.745cm" svg:height="2.2cm" svg:x="0.9cm" svg:y="55.9cm">
          <draw:text-box>
            <text:p text:style-name="P3">Coordinate transport off-site to medical facilities (including gate permissions and designated drivers)</text:p>
          </draw:text-box>
        </draw:frame>
        <draw:frame draw:style-name="gr12" draw:text-style-name="P2" draw:layer="layout" svg:width="3.745cm" svg:height="1.269cm" svg:x="0.9cm" svg:y="51.931cm">
          <draw:text-box>
            <text:p text:style-name="P3">Coordinate Gate permissions with SL</text:p>
          </draw:text-box>
        </draw:frame>
        <draw:frame draw:style-name="gr24" draw:text-style-name="P2" draw:layer="layout" svg:width="3.745cm" svg:height="0.895cm" svg:x="0.855cm" svg:y="58.405cm">
          <draw:text-box>
            <text:p text:style-name="P3">Cooperate withFD</text:p>
          </draw:text-box>
        </draw:frame>
        <draw:frame draw:style-name="gr25" draw:text-style-name="P2" draw:layer="layout" svg:width="13.4cm" svg:height="1.9cm" svg:x="16cm" svg:y="58cm">
          <draw:text-box>
            <text:p>Do not become part of the problem by trying to be a hero. <text:line-break/>Act responsibly and safely.</text:p>
          </draw:text-box>
        </draw:frame>
        <draw:frame draw:style-name="gr7" draw:text-style-name="P2" draw:layer="layout" svg:width="2.5cm" svg:height="1.57cm" svg:x="23.075cm" svg:y="41.91cm">
          <draw:text-box>
            <text:p><text:span text:style-name="T8">WE</text:span></text:p>
          </draw:text-box>
        </draw:frame>
        <draw:frame draw:style-name="gr10" draw:text-style-name="P2" draw:layer="layout" svg:width="2.5cm" svg:height="1.883cm" svg:x="23.075cm" svg:y="46.953cm">
          <draw:text-box>
            <text:p text:style-name="P3">Keep record of all involved </text:p>
          </draw:text-box>
        </draw:frame>
        <draw:frame draw:style-name="gr23" draw:text-style-name="P2" draw:layer="layout" svg:width="2.5cm" svg:height="2.558cm" svg:x="23.075cm" svg:y="44cm">
          <draw:text-box>
            <text:p text:style-name="P3">Emotional support for any non-medically affected individuals</text:p>
          </draw:text-box>
        </draw:frame>
        <draw:frame draw:style-name="gr23" draw:text-style-name="P2" draw:layer="layout" svg:width="3.245cm" svg:height="3.725cm" svg:x="19.248cm" svg:y="51.983cm">
          <draw:text-box>
            <text:p text:style-name="P3">Coordinate with MSL to help with dissemination of information to general population</text:p>
          </draw:text-box>
        </draw:frame>
        <draw:frame draw:style-name="gr7" draw:text-style-name="P2" draw:layer="layout" svg:width="3.152cm" svg:height="1.519cm" svg:x="19.348cm" svg:y="41.9cm">
          <draw:text-box>
            <text:p><text:span text:style-name="T8">SL</text:span></text:p>
          </draw:text-box>
        </draw:frame>
        <draw:frame draw:style-name="gr14" draw:text-style-name="P2" draw:layer="layout" svg:width="3.245cm" svg:height="2.666cm" svg:x="19.248cm" svg:y="44.034cm">
          <draw:text-box>
            <text:p text:style-name="P3">If FD has been called, meet them at Gate and bring them to the incident site</text:p>
          </draw:text-box>
        </draw:frame>
        <draw:frame draw:style-name="gr12" draw:text-style-name="P2" draw:layer="layout" svg:width="3.017cm" svg:height="1.269cm" svg:x="19.362cm" svg:y="47.061cm">
          <draw:text-box>
            <text:p text:style-name="P3">Cooperate fully with FD</text:p>
          </draw:text-box>
        </draw:frame>
        <draw:frame draw:style-name="gr23" draw:text-style-name="P2" draw:layer="layout" svg:width="3.245cm" svg:height="3.148cm" svg:x="19.255cm" svg:y="48.652cm">
          <draw:text-box>
            <text:p text:style-name="P3">Coordinate with MSL to make all non-medical, non-fire decisions related to the event</text:p>
          </draw:text-box>
        </draw:frame>
        <draw:frame draw:style-name="gr9" draw:text-style-name="P2" draw:layer="layout" svg:width="2.3cm" svg:height="1.5cm" svg:x="26.025cm" svg:y="41.895cm">
          <draw:text-box>
            <text:p><text:span text:style-name="T10">DRIVER</text:span></text:p>
          </draw:text-box>
        </draw:frame>
        <draw:frame draw:style-name="gr11" draw:text-style-name="P2" draw:layer="layout" svg:width="2.3cm" svg:height="2.497cm" svg:x="26.025cm" svg:y="43.947cm">
          <draw:text-box>
            <text:p text:style-name="P3">Drives if instructed to do so by MSL only</text:p>
          </draw:text-box>
        </draw:frame>
        <draw:frame draw:style-name="gr7" draw:text-style-name="P2" draw:layer="layout" svg:width="3.33cm" svg:height="1.57cm" svg:x="1.654cm" svg:y="61.36cm">
          <draw:text-box>
            <text:p><text:span text:style-name="T5">MSL</text:span></text:p>
          </draw:text-box>
        </draw:frame>
        <draw:frame draw:style-name="gr9" draw:text-style-name="P2" draw:layer="layout" svg:width="3.33cm" svg:height="1.5cm" svg:x="5.825cm" svg:y="61.395cm">
          <draw:text-box>
            <text:p><text:span text:style-name="T14">NOMAD</text:span></text:p>
          </draw:text-box>
        </draw:frame>
        <draw:frame draw:style-name="gr10" draw:text-style-name="P2" draw:layer="layout" svg:width="3.33cm" svg:height="1.715cm" svg:x="1.654cm" svg:y="66.485cm">
          <draw:text-box>
            <text:p text:style-name="P3">Photograph site/damage for incident reports</text:p>
          </draw:text-box>
        </draw:frame>
        <draw:frame draw:style-name="gr11" draw:text-style-name="P2" draw:layer="layout" svg:width="3.33cm" svg:height="1.967cm" svg:x="1.654cm" svg:y="68.633cm">
          <draw:text-box>
            <text:p text:style-name="P3">Liaise with WE and SL — assess needs for further actions together</text:p>
          </draw:text-box>
        </draw:frame>
        <draw:frame draw:style-name="gr23" draw:text-style-name="P2" draw:layer="layout" svg:width="3.33cm" svg:height="2.883cm" svg:x="9.895cm" svg:y="66.517cm">
          <draw:text-box>
            <text:p text:style-name="P3">Coordinate assistance to victim(s)/next of kin/friends during ongoing post-incident period. </text:p>
          </draw:text-box>
        </draw:frame>
        <draw:frame draw:style-name="gr8" draw:text-style-name="P11" draw:layer="layout" svg:width="3.33cm" svg:height="0.655cm" svg:x="1.725cm" svg:y="71.002cm">
          <draw:text-box>
            <text:p text:style-name="P10"><text:span text:style-name="T15">Follow-ups </text:span></text:p>
          </draw:text-box>
        </draw:frame>
        <draw:frame draw:style-name="gr26" draw:text-style-name="P2" draw:layer="layout" svg:width="3.361cm" svg:height="1.741cm" svg:x="1.739cm" svg:y="72.059cm">
          <draw:text-box>
            <text:p>Victim(s)/Injured/Traumatized participants</text:p>
          </draw:text-box>
        </draw:frame>
        <draw:frame draw:style-name="gr27" draw:text-style-name="P2" draw:layer="layout" svg:width="3.33cm" svg:height="1.741cm" svg:x="5.825cm" svg:y="66.556cm">
          <draw:text-box>
            <text:p text:style-name="P3">Clean-up of hazardous materials (blood, etc.)</text:p>
          </draw:text-box>
        </draw:frame>
        <draw:frame draw:style-name="gr10" draw:text-style-name="P2" draw:layer="layout" svg:width="3.101cm" svg:height="1.562cm" svg:x="5.939cm" svg:y="68.738cm">
          <draw:text-box>
            <text:p text:style-name="P12">Proper disposal of Bio-hazardous materials</text:p>
          </draw:text-box>
        </draw:frame>
        <draw:frame draw:style-name="gr28" draw:text-style-name="P2" draw:layer="layout" svg:width="10.875cm" svg:height="5.21cm" svg:x="17.025cm" svg:y="74.183cm">
          <draw:text-box>
            <text:p><text:span text:style-name="T16">**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frame draw:style-name="gr7" draw:text-style-name="P2" draw:layer="layout" svg:width="3.33cm" svg:height="1.57cm" svg:x="9.895cm" svg:y="61.36cm">
          <draw:text-box>
            <text:p><text:span text:style-name="T5">SL</text:span></text:p>
          </draw:text-box>
        </draw:frame>
        <draw:frame draw:style-name="gr14" draw:text-style-name="P2" draw:layer="layout" svg:width="3.33cm" svg:height="2.524cm" svg:x="9.995cm" svg:y="69.776cm">
          <draw:text-box>
            <text:p text:style-name="P3">With Board: Coordinate follow-up including PR response</text:p>
          </draw:text-box>
        </draw:frame>
        <draw:frame draw:style-name="gr10" draw:text-style-name="P2" draw:layer="layout" svg:width="3.191cm" svg:height="1.415cm" svg:x="10.109cm" svg:y="72.585cm">
          <draw:text-box>
            <text:p text:style-name="P12">Possible Newsletter/flyer at No-Info</text:p>
          </draw:text-box>
        </draw:frame>
        <draw:frame draw:style-name="gr7" draw:text-style-name="P2" draw:layer="layout" svg:width="3.325cm" svg:height="1.57cm" svg:x="13.8cm" svg:y="61.365cm">
          <draw:text-box>
            <text:p><text:span text:style-name="T8">WE</text:span></text:p>
          </draw:text-box>
        </draw:frame>
        <draw:frame draw:style-name="gr9" draw:text-style-name="P2" draw:layer="layout" svg:width="3.33cm" svg:height="1.5cm" svg:x="17.66cm" svg:y="61.4cm">
          <draw:text-box>
            <text:p><text:span text:style-name="T14">DRIVER</text:span></text:p>
          </draw:text-box>
        </draw:frame>
        <draw:frame draw:style-name="gr9" draw:text-style-name="P2" draw:layer="layout" svg:width="3.33cm" svg:height="1.5cm" svg:x="21.495cm" svg:y="61.4cm">
          <draw:text-box>
            <text:p><text:span text:style-name="T17">MEDICAL</text:span></text:p>
          </draw:text-box>
        </draw:frame>
        <draw:frame draw:style-name="gr9" draw:text-style-name="P2" draw:layer="layout" svg:width="3.165cm" svg:height="1.5cm" svg:x="25.46cm" svg:y="61.4cm">
          <draw:text-box>
            <text:p><text:span text:style-name="T18">INTR</text:span></text:p>
          </draw:text-box>
        </draw:frame>
        <draw:frame draw:style-name="gr23" draw:text-style-name="P2" draw:layer="layout" svg:width="3.33cm" svg:height="2.883cm" svg:x="5.825cm" svg:y="70.617cm">
          <draw:text-box>
            <text:p text:style-name="P3">Help disseminate post-incident information + prevention and diffusion of rumours + privacy</text:p>
          </draw:text-box>
        </draw:frame>
        <draw:frame draw:style-name="gr11" draw:text-style-name="P2" draw:layer="layout" svg:width="3.33cm" svg:height="1.948cm" svg:x="10.095cm" svg:y="74.3cm">
          <draw:text-box>
            <text:p text:style-name="P3">Collects all incident reports for safe keeping and follow-up</text:p>
          </draw:text-box>
        </draw:frame>
        <draw:frame draw:style-name="gr29" draw:text-style-name="P2" draw:layer="layout" svg:width="3.33cm" svg:height="1.505cm" svg:x="17.766cm" svg:y="68.808cm">
          <draw:text-box>
            <text:p text:style-name="P3">Re-stock grab <text:s/>bag upon return</text:p>
          </draw:text-box>
        </draw:frame>
        <draw:frame draw:style-name="gr30" draw:text-style-name="P2" draw:layer="layout" svg:width="10.975cm" svg:height="2.646cm" svg:x="17.025cm" svg:y="71.054cm">
          <draw:text-box>
            <text:p><text:span text:style-name="T12">REMEMBER: Stay professional. Respect participants’ privacy and DO NOT TELL STORIES. Do not be a part of the rumour mill!</text:span></text:p>
          </draw:text-box>
        </draw:frame>
        <draw:frame draw:style-name="gr11" draw:text-style-name="P2" draw:layer="layout" svg:width="3.33cm" svg:height="1.901cm" svg:x="1.654cm" svg:y="74.199cm">
          <draw:text-box>
            <text:p text:style-name="P3">Together with SL, lead post-incident debrief + staff support</text:p>
          </draw:text-box>
        </draw:frame>
        <draw:frame draw:style-name="gr10" draw:text-style-name="P2" draw:layer="layout" svg:width="3.33cm" svg:height="1.515cm" svg:x="5.834cm" svg:y="73.885cm">
          <draw:text-box>
            <text:p text:style-name="P3">Participate in post-incident debrief</text:p>
          </draw:text-box>
        </draw:frame>
        <draw:frame draw:style-name="gr10" draw:text-style-name="P2" draw:layer="layout" svg:width="3.33cm" svg:height="1.883cm" svg:x="13.86cm" svg:y="66.585cm">
          <draw:text-box>
            <text:p text:style-name="P3">Participate in post-incident debrief</text:p>
          </draw:text-box>
        </draw:frame>
        <draw:frame draw:style-name="gr10" draw:text-style-name="P2" draw:layer="layout" svg:width="3.33cm" svg:height="1.883cm" svg:x="21.6cm" svg:y="66.5cm">
          <draw:text-box>
            <text:p text:style-name="P3">Participate in post-incident debrief</text:p>
          </draw:text-box>
        </draw:frame>
        <draw:frame draw:style-name="gr10" draw:text-style-name="P2" draw:layer="layout" svg:width="3.33cm" svg:height="1.883cm" svg:x="25.6cm" svg:y="66.517cm">
          <draw:text-box>
            <text:p text:style-name="P3">Participate in post-incident debrief</text:p>
          </draw:text-box>
        </draw:frame>
        <draw:frame draw:style-name="gr11" draw:text-style-name="P2" draw:layer="layout" svg:width="3.33cm" svg:height="2.075cm" svg:x="10.095cm" svg:y="76.525cm">
          <draw:text-box>
            <text:p text:style-name="P3">Together with MSL, lead post-incident debrief + staff support</text:p>
          </draw:text-box>
        </draw:frame>
        <draw:frame draw:style-name="gr31" draw:text-style-name="P4" draw:layer="layout" svg:width="26.971cm" svg:height="0.753cm" svg:x="1.654cm" svg:y="63.448cm">
          <draw:text-box>
            <text:p text:style-name="P3"><text:span text:style-name="T19">Everyone involved participates in a post-incident de-brief and is given post-incident trauma/emotional support as needed.</text:span></text:p>
          </draw:text-box>
        </draw:frame>
        <draw:frame draw:style-name="gr10" draw:text-style-name="P2" draw:layer="layout" svg:width="3.33cm" svg:height="1.883cm" svg:x="17.76cm" svg:y="66.585cm">
          <draw:text-box>
            <text:p text:style-name="P3">Participate in post-incident debrief</text:p>
          </draw:text-box>
        </draw:frame>
        <draw:frame draw:style-name="gr29" draw:text-style-name="P2" draw:layer="layout" svg:width="3.33cm" svg:height="1.505cm" svg:x="1.654cm" svg:y="64.647cm">
          <draw:text-box>
            <text:p text:style-name="P13">Fills out an incident report.</text:p>
          </draw:text-box>
        </draw:frame>
        <draw:g>
          <draw:polygon draw:style-name="gr1" draw:text-style-name="P1" draw:layer="layout" svg:width="3.33cm" svg:height="1.505cm" svg:x="5.825cm" svg:y="64.647cm" svg:viewBox="0 0 3331 1506" draw:points="0,1506 3331,1506 3331,0 0,0">
            <text:p/>
          </draw:polygon>
          <draw:polygon draw:style-name="gr32" draw:text-style-name="P5" draw:layer="layout" svg:width="3.33cm" svg:height="1.505cm" svg:x="5.825cm" svg:y="64.647cm" svg:viewBox="0 0 3331 1506" draw:points="0,1506 3331,1506 3331,0 0,0">
            <text:p/>
          </draw:polygon>
        </draw:g>
        <draw:frame draw:style-name="gr29" draw:text-style-name="P2" draw:layer="layout" svg:width="3.33cm" svg:height="1.505cm" svg:x="5.825cm" svg:y="64.647cm">
          <draw:text-box>
            <text:p text:style-name="P3">Fills out an incident report.</text:p>
          </draw:text-box>
        </draw:frame>
        <draw:g>
          <draw:polygon draw:style-name="gr1" draw:text-style-name="P1" draw:layer="layout" svg:width="3.33cm" svg:height="1.505cm" svg:x="9.875cm" svg:y="64.647cm" svg:viewBox="0 0 3331 1506" draw:points="0,1506 3331,1506 3331,0 0,0">
            <text:p/>
          </draw:polygon>
          <draw:polygon draw:style-name="gr32" draw:text-style-name="P5" draw:layer="layout" svg:width="3.33cm" svg:height="1.505cm" svg:x="9.875cm" svg:y="64.647cm" svg:viewBox="0 0 3331 1506" draw:points="0,1506 3331,1506 3331,0 0,0">
            <text:p/>
          </draw:polygon>
        </draw:g>
        <draw:frame draw:style-name="gr29" draw:text-style-name="P2" draw:layer="layout" svg:width="3.33cm" svg:height="1.505cm" svg:x="9.875cm" svg:y="64.647cm">
          <draw:text-box>
            <text:p text:style-name="P3">Fills out an incident report.</text:p>
          </draw:text-box>
        </draw:frame>
        <draw:frame draw:style-name="gr29" draw:text-style-name="P2" draw:layer="layout" svg:width="3.33cm" svg:height="1.505cm" svg:x="13.86cm" svg:y="64.647cm">
          <draw:text-box>
            <text:p text:style-name="P3">Fills out an incident report.</text:p>
          </draw:text-box>
        </draw:frame>
        <draw:frame draw:style-name="gr29" draw:text-style-name="P2" draw:layer="layout" svg:width="3.33cm" svg:height="1.505cm" svg:x="17.775cm" svg:y="64.595cm">
          <draw:text-box>
            <text:p text:style-name="P3">Fills out an incident report.</text:p>
          </draw:text-box>
        </draw:frame>
        <draw:frame draw:style-name="gr29" draw:text-style-name="P2" draw:layer="layout" svg:width="3.33cm" svg:height="1.505cm" svg:x="21.56cm" svg:y="64.595cm">
          <draw:text-box>
            <text:p text:style-name="P3">Fills out an incident report.</text:p>
          </draw:text-box>
        </draw:frame>
        <draw:frame draw:style-name="gr29" draw:text-style-name="P2" draw:layer="layout" svg:width="3.33cm" svg:height="1.505cm" svg:x="25.57cm" svg:y="64.6cm">
          <draw:text-box>
            <text:p text:style-name="P3">Fills out an incident report.</text:p>
          </draw:text-box>
        </draw:frame>
        <draw:frame draw:style-name="gr25" draw:text-style-name="P2" draw:layer="layout" svg:width="16.9cm" svg:height="1.9cm" svg:x="8cm" svg:y="36.7cm">
          <draw:text-box>
            <text:p><text:span text:style-name="T20">Do not become part of the problem. </text:span><text:span text:style-name="T20"><text:line-break/></text:span><text:span text:style-name="T20">Act responsibly and safely.</text:span></text:p>
          </draw:text-box>
        </draw:frame>
        <draw:frame draw:style-name="gr25" draw:text-style-name="P2" draw:layer="layout" svg:width="15.875cm" svg:height="1.9cm" svg:x="7.125cm" svg:y="18.295cm">
          <draw:text-box>
            <text:p><text:span text:style-name="T21">Do not become part of the problem. </text:span><text:span text:style-name="T21"><text:line-break/></text:span><text:span text:style-name="T21">Act responsibly and safely.</text:span></text:p>
          </draw:text-box>
        </draw:frame>
        <draw:frame draw:style-name="gr33" draw:text-style-name="P2" draw:layer="layout" svg:width="17cm" svg:height="3.9cm" svg:x="8cm" svg:y="32.2cm">
          <draw:text-box>
            <text:p><text:span text:style-name="T22">1. Stay Calm. Prevent panic.</text:span><text:span text:style-name="T22"><text:line-break/></text:span><text:span text:style-name="T22">2. People first! Property last.</text:span><text:span text:style-name="T22"><text:line-break/></text:span><text:span text:style-name="T22">3. Focus on keeping everyone out of harm’s way.</text:span><text:span text:style-name="T22"><text:line-break/></text:span><text:span text:style-name="T22">4. Do not try to rescue property at the risk of life!</text:span><text:span text:style-name="T22"><text:line-break/></text:span><text:span text:style-name="T22">5. You cannot help anyone if you get in trouble yourself. Don’t be a hero.</text:span><text:span text:style-name="T22"><text:line-break/></text:span><text:span text:style-name="T22">6. Defer to the Fire Department.</text:span></text:p>
          </draw:text-box>
        </draw:frame>
        <draw:frame draw:style-name="gr34" draw:text-style-name="P2" draw:layer="layout" svg:width="15.575cm" svg:height="3.745cm" svg:x="7.325cm" svg:y="14.4cm">
          <draw:text-box>
            <text:p><text:span text:style-name="T23">1. Stay Calm. Prevent panic.</text:span><text:span text:style-name="T23"><text:line-break/></text:span><text:span text:style-name="T23">2. </text:span><text:span text:style-name="T24">People first</text:span><text:span text:style-name="T23">! Property last.</text:span><text:span text:style-name="T23"><text:line-break/></text:span><text:span text:style-name="T23">3. Focus on keeping everyone out of harm’s way.</text:span><text:span text:style-name="T23"><text:line-break/></text:span><text:span text:style-name="T23">4. Do not try to rescue property at the risk of life!</text:span><text:span text:style-name="T23"><text:line-break/></text:span><text:span text:style-name="T23">5. You cannot help anyone if you get in trouble yourself. Don’t be a hero.</text:span><text:span text:style-name="T23"><text:line-break/></text:span><text:span text:style-name="T23">6. Defer to the Fire Department.</text:span></text:p>
          </draw:text-box>
        </draw:frame>
        <draw:frame draw:style-name="gr12" draw:text-style-name="P2" draw:layer="layout" svg:width="3.56cm" svg:height="1.269cm" svg:x="1.36cm" svg:y="12.835cm">
          <draw:text-box>
            <text:p text:style-name="P3">Instruct GATE re closure if needed</text:p>
          </draw:text-box>
        </draw:frame>
        <draw:frame draw:style-name="gr10" draw:text-style-name="P2" draw:layer="layout" svg:width="3.56cm" svg:height="1.602cm" svg:x="5.592cm" svg:y="5.998cm">
          <draw:text-box>
            <text:p text:style-name="P3">Gate monitors or halts traffic as per MSL instructions</text:p>
          </draw:text-box>
        </draw:frame>
        <draw:frame draw:style-name="gr35" draw:text-style-name="P2" draw:layer="layout" svg:width="3.56cm" svg:height="3.6cm" svg:x="5.6cm" svg:y="8cm">
          <draw:text-box>
            <text:p><text:span text:style-name="T25">NOTE: Do not attempt to forcibly or physically stop anyone from leaving – take down plate numbers or relevant description and report to MSL.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Mono" svg:font-family="'Liberation Mono'" style:font-adornments="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utiger Linotype" svg:font-family="'Frutiger Linotype'"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arker_5f_0" draw:display-name="Marker_0"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000000" draw:marker-start-width="0.28cm" draw:marker-start-center="false" draw:marker-end-width="0.28cm" draw:marker-end-center="false" draw:stroke-linejoin="bevel" draw:fill="none" draw:fill-color="#729fcf" draw:fill-image-width="0cm" draw:fill-image-height="0cm" draw:textarea-horizontal-align="justify" draw:auto-grow-height="false" draw:fit-to-size="shrink-to-fit" fo:padding-top="0cm" fo:padding-bottom="0cm" fo:padding-left="0cm" fo:padding-right="0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Frutiger Linotype" fo:font-family="'Frutiger Linotype'" style:font-style-name="Regular" style:font-family-generic="swiss" style:font-pitch="variable" fo:font-size="11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hidden="true" style:parent-style-name="standard">
      <style:graphic-properties draw:stroke="solid" svg:stroke-width="0.15cm" svg:stroke-color="#000000" draw:marker-start="Arrow" draw:marker-start-width="0.7cm" draw:marker-start-center="true" draw:marker-end-width="0.3cm"/>
    </style:style>
    <style:style style:name="objectwithshadow" style:family="graphic" style:hidden="true" style:parent-style-name="standard">
      <style:graphic-properties draw:shadow="visible" draw:shadow-offset-x="0.2cm" draw:shadow-offset-y="0.2cm" draw:shadow-color="#808080"/>
    </style:style>
    <style:style style:name="objectwithoutfill" style:family="graphic" style:hidden="true" style:parent-style-name="standard">
      <style:graphic-properties svg:stroke-color="#000000" draw:fill="none"/>
    </style:style>
    <style:style style:name="Object_20_with_20_no_20_fill_20_and_20_no_20_line" style:display-name="Object with no fill and no line" style:family="graphic" style:hidden="true" style:parent-style-name="standard">
      <style:graphic-properties draw:stroke="none" draw:fill="none"/>
    </style:style>
    <style:style style:name="text" style:family="graphic" style:hidden="true" style:parent-style-name="standard">
      <style:graphic-properties draw:stroke="none" draw:fill="none"/>
    </style:style>
    <style:style style:name="textbody" style:family="graphic" style:hidden="true" style:parent-style-name="standard">
      <style:graphic-properties draw:stroke="none" draw:fill="none"/>
      <style:text-properties fo:font-size="16pt"/>
    </style:style>
    <style:style style:name="textbodyjustfied" style:family="graphic" style:hidden="true" style:parent-style-name="standard">
      <style:graphic-properties draw:stroke="none" draw:fill="none"/>
      <style:paragraph-properties fo:text-align="justify"/>
    </style:style>
    <style:style style:name="textbodyindent" style:family="graphic" style:hidden="true" style:parent-style-name="standard">
      <style:graphic-properties draw:stroke="none" draw:fill="none"/>
      <style:paragraph-properties fo:margin-left="0cm" fo:margin-right="0cm" fo:text-indent="0.6cm"/>
    </style:style>
    <style:style style:name="title" style:family="graphic" style:parent-style-name="standard">
      <style:graphic-properties draw:stroke="solid" draw:stroke-linejoin="miter" draw:fill="none"/>
      <style:text-properties fo:color="#000000" fo:font-size="48pt" fo:font-weight="bold"/>
    </style:style>
    <style:style style:name="title1" style:family="graphic" style:hidden="true"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hidden="true"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hidden="true" style:parent-style-name="standard">
      <style:graphic-properties draw:stroke="none" draw:fill="none"/>
      <style:paragraph-properties fo:margin-top="0.42cm" fo:margin-bottom="0.21cm"/>
      <style:text-properties fo:font-size="24pt"/>
    </style:style>
    <style:style style:name="headline1" style:family="graphic" style:hidden="true" style:parent-style-name="standard">
      <style:graphic-properties draw:stroke="none" draw:fill="none"/>
      <style:paragraph-properties fo:margin-top="0.42cm" fo:margin-bottom="0.21cm"/>
      <style:text-properties fo:font-size="18pt" fo:font-weight="bold"/>
    </style:style>
    <style:style style:name="headline2" style:family="graphic" style:hidden="true"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Role_20_Name" style:display-name="Role Name" style:family="graphic" style:parent-style-name="standard">
      <style:graphic-properties svg:stroke-width="0.1cm" svg:stroke-color="#0000ff" draw:marker-start="Circle" draw:marker-start-width="0.2cm" draw:marker-end="Circle" draw:marker-end-width="0.2cm" svg:stroke-opacity="90%" draw:stroke-linejoin="round" draw:fill="none" draw:fill-color="#c0c0c0"/>
      <style:text-properties fo:font-size="32pt"/>
    </style:style>
    <style:style style:name="Critical_20_Info" style:display-name="Critical Info" style:family="graphic" style:parent-style-name="standard">
      <style:text-properties fo:color="#ff3333"/>
    </style:style>
    <style:style style:name="InfoBox" style:family="graphic" style:parent-style-name="standard">
      <style:graphic-properties draw:stroke="none" draw:fill="solid" draw:fill-color="#cccccc"/>
      <style:text-properties fo:color="#b80047" fo:font-size="16pt" fo:font-style="italic"/>
    </style:style>
    <style:style style:name="Instruction_20_Box" style:display-name="Instruction Box" style:family="graphic" style:parent-style-name="standard">
      <style:graphic-properties draw:stroke="dash" draw:stroke-dash="Fine_20_Dotted"/>
      <style:paragraph-properties fo:text-align="start"/>
      <style:text-properties fo:color="#2323dc"/>
    </style:style>
    <style:style style:name="Bullets" style:family="graphic" style:parent-style-name="standard">
      <style:graphic-properties svg:stroke-color="#000000"/>
      <style:paragraph-properties fo:margin-left="0.25cm" fo:margin-right="0cm" fo:text-align="start" fo:text-indent="0cm">
        <style:tab-stops/>
      </style:paragraph-properties>
    </style:style>
    <style:style style:name="Follow-ups" style:family="graphic" style:parent-style-name="standard">
      <style:graphic-properties draw:stroke="dash" draw:stroke-dash="_32__20_Dots_20_1_20_Dash" svg:stroke-color="#94bd5e" draw:fill="solid" draw:fill-color="#94bd5e" fo:padding-left="0.1cm" fo:padding-right="0.1cm"/>
      <style:paragraph-properties fo:text-align="star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dam mxgreggor</dc:creator>
    <dc:date>2015-05-23T19:26:22.482624000</dc:date>
    <meta:creation-date>2012-06-20T21:01:18Z</meta:creation-date>
    <meta:initial-creator>alanl</meta:initial-creator>
    <meta:generator>LibreOffice/4.4.0.3$MacOSX_X86_64 LibreOffice_project/de093506bcdc5fafd9023ee680b8c60e3e0645d7</meta:generator>
    <meta:editing-duration>PT26M2S</meta:editing-duration>
    <meta:editing-cycles>4</meta:editing-cycles>
    <meta:document-statistic meta:object-count="141"/>
  </office:meta>
</office:document-meta>
</file>